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dc1" officeooo:paragraph-rsid="000f4dc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4dc1" officeooo:paragraph-rsid="00100f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4dc1" officeooo:paragraph-rsid="000f4dc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0f10" officeooo:paragraph-rsid="00100f1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abb1" officeooo:paragraph-rsid="0011abb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f4dc1" officeooo:paragraph-rsid="000f4dc1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f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ndalone Playbook Test Dökümanı</text:p>
      <text:p text:style-name="P1"/>
      <text:p text:style-name="P1"/>
      <text:p text:style-name="P3">Bu dökümanda uç sistemlerin periyodik olarak yapılandırmalarını çekmesi ve gerekli durumlarda yapılandırmalarının gönderilmesi için yapılan iyileştirmeler test edilmiştir. </text:p>
      <text:p text:style-name="P3"/>
      <text:p text:style-name="P3"/>
      <text:p text:style-name="P3">1. <text:span text:style-name="T1">Yapılandırmaların Uç Sistemlerden Çekilmesi</text:span></text:p>
      <text:p text:style-name="P3"/>
      <text:p text:style-name="P3">Kurulum ve kullanım dökümanları izlenerek kurulum yapıldıktan sonra uç makinede <text:span text:style-name="T2">cron yapılandırılmasının eklendiği gözlemlenebilir. </text:span><text:s/></text:p>
      <text:p text:style-name="P3"/>
      <text:p text:style-name="P2"><text:span text:style-name="T2"># cat /etc/cron.d/ahtapot-standalone </text:span></text:p>
      <text:p text:style-name="P4">#Ansible: ansible pull script for role pardus</text:p>
      <text:p text:style-name="P4">*/2 * * * * root /usr/sbin/ahtapot_standalone.py --pull --host pardus</text:p>
      <text:p text:style-name="P4"/>
      <text:p text:style-name="P4">burda test amaçlı 2 dakikada bir çalışması saglanmıştır. </text:p>
      <text:p text:style-name="P4"/>
      <text:p text:style-name="P4">MYS cihazında bu cihazın ait oldugu rolde bir değişiklik yapılır ve push lanır. Örneğin cihaz mhn cihazı ise roles/mhn klasoru altındaki herhangi bir değişiklik pull scriptini tetiklicektir. </text:p>
      <text:p text:style-name="P4"/>
      <text:p text:style-name="P4">Değişiklik yapıldıktan sonra en geç 2 dk içinde uç makinada değişikliğin uygulandıgı gözlemlenmelidir.</text:p>
      <text:p text:style-name="P4"/>
      <text:p text:style-name="P4">2. <text:span text:style-name="T1">Yapılandırmaların Uç Sistemlere Gönderilmesi</text:span></text:p>
      <text:p text:style-name="P4"/>
      <text:p text:style-name="P5">Kurulum ve kullanım dökümanları izlenerek kurulum yapıldıktan sonra, eklediğimiz alias ile push yapılır. </text:p>
      <text:p text:style-name="P5"/>
      <text:p text:style-name="P5"><text:span text:style-name="T1"># git xpush</text:span> </text:p>
      <text:p text:style-name="P5"/>
      <text:p text:style-name="P5">Bu işlemi alias ekleyerek yapmamızın nedeni gitin push hookunun olmamasıdır. </text:p>
      <text:p text:style-name="P5"/>
      <text:p text:style-name="P5">Burda dikkat edilmesi gereken bir diğer noksa ise bu testi yapmadan önce standalone playbookunun çalışması gerekmektedir. Bu playbook <text:span text:style-name="T1">/usr/sbin/ahtapot_standalone.py</text:span> scriptini local e deploy eder. </text:p>
      <text:p text:style-name="P5"/>
      <text:p text:style-name="P5">Push yaptıktan sonra değişiklik yapılan role lar için playbookların çalışması beklenir. </text:p>
      <text:p text:style-name="P5"/>
      <text:p text:style-name="P5"/>
      <text:p text:style-name="P5"/>
      <text:p text:style-name="P5"/>
      <text:p text:style-name="P5">Ref:</text:p>
      <text:p text:style-name="P5">Kurulum Dökümanı: <text:a xlink:type="simple" xlink:href="https://github.com/alptugay/Dokumanlar/blob/master/docs/kurulum-yonergeleri/standalone-kurulum.md" text:style-name="Internet_20_link" text:visited-style-name="Visited_20_Internet_20_Link">https://github.com/alptugay/Dokumanlar/blob/master/docs/kurulum-yonergeleri/standalone-kurulum.md</text:a></text:p>
      <text:p text:style-name="P5"/>
      <text:p text:style-name="P5">Kullanım Dökümanı: <text:a xlink:type="simple" xlink:href="https://github.com/alptugay/Dokumanlar/blob/master/docs/kullanim-klavuzlari/standalone-kullanim.md" text:style-name="Internet_20_link" text:visited-style-name="Visited_20_Internet_20_Link">https://github.com/alptugay/Dokumanlar/blob/master/docs/kullanim-klavuzlari/standalone-kullanim.md</text:a></text:p>
      <text:p text:style-name="P5"/>
      <text:p text:style-name="P4"/>
      <text:p text:style-name="P4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50:27.708483248</meta:creation-date>
    <dc:date>2018-11-26T10:12:47.405699866</dc:date>
    <meta:editing-duration>PT1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184" meta:character-count="1647" meta:non-whitespace-character-count="1473"/>
  </office:meta>
</office:document-meta>
</file>